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75b" officeooo:paragraph-rsid="0011775b"/>
    </style:style>
    <style:style style:name="P2" style:family="paragraph" style:parent-style-name="Standard" style:list-style-name="L1">
      <style:text-properties officeooo:paragraph-rsid="0011ba07"/>
    </style:style>
    <style:style style:name="P3" style:family="paragraph" style:parent-style-name="Standard" style:list-style-name="L1">
      <style:text-properties officeooo:rsid="0011b932" officeooo:paragraph-rsid="0011b932"/>
    </style:style>
    <style:style style:name="P4" style:family="paragraph" style:parent-style-name="Standard">
      <style:text-properties officeooo:rsid="00144bc3" officeooo:paragraph-rsid="00144bc3"/>
    </style:style>
    <style:style style:name="T1" style:family="text">
      <style:text-properties officeooo:rsid="0011b932"/>
    </style:style>
    <style:style style:name="T2" style:family="text">
      <style:text-properties officeooo:rsid="0011ba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ojektideen</text:p>
      <text:p text:style-name="P1"/>
      <text:p text:style-name="P1">LED-Projekte</text:p>
      <text:list xml:id="list7563810601733414784" text:style-name="L1">
        <text:list-item>
          <text:p text:style-name="P3">Signale blinken, z.B. SOS</text:p>
        </text:list-item>
        <text:list-item>
          <text:p text:style-name="P3">Fahrradlicht: Mehrere LEDs die gleichzeitig blinken</text:p>
        </text:list-item>
        <text:list-item>
          <text:p text:style-name="P2"><text:span text:style-name="T1">Lauflicht: </text:span><text:span text:style-name="T2">Mehrere LEDs in einer Reihe, das Licht wandert von links nach rechts und wieder zruück</text:span></text:p>
        </text:list-item>
        <text:list-item>
          <text:p text:style-name="P3">Ampel, mit einer roten, gelben und grünen LED</text:p>
        </text:list-item>
      </text:list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9T19:13:13</meta:creation-date>
    <dc:date>2013-07-21T19:46:18</dc:date>
    <meta:editing-duration>PT5M29S</meta:editing-duration>
    <meta:editing-cycles>7</meta:editing-cycles>
    <meta:generator>LibreOffice/4.0.2.2$Linux_x86 LibreOffice_project/400m0$Build-2</meta:generator>
    <meta:document-statistic meta:table-count="0" meta:image-count="0" meta:object-count="0" meta:page-count="1" meta:paragraph-count="6" meta:word-count="40" meta:character-count="246" meta:non-whitespace-character-count="216"/>
  </office:meta>
</office:document-meta>
</file>